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trol</text:p>
      <text:p text:style-name="Standard"><text:tab/>The flight platform uses an Atmel Xmega128a3 as its central flight control processor. The Xmega receives data from a 3 axis accelerometer and roll meter in order to stay upright and resist orientation changes. An Atmega328p is also mounted on the flight platform and reads data from several infrared distance sensors. This data is communicated to the Xmega which will react to it only to a self preservation extent then pass it to the base station through the xbee. The base station will give navigation instructions based on this data to the flight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erial </meta:initial-creator>
    <meta:creation-date>2011-10-30T15:16:01</meta:creation-date>
    <meta:document-statistic meta:table-count="0" meta:image-count="0" meta:object-count="0" meta:page-count="1" meta:paragraph-count="2" meta:word-count="95" meta:character-count="567"/>
    <dc:date>2011-10-30T15:29:11</dc:date>
    <dc:creator>aerial </dc:creator>
    <meta:editing-duration>PT00H13M10S</meta:editing-duration>
    <meta:editing-cycles>1</meta:editing-cycles>
    <meta:generator>OpenOffice.org/3.2$Linux OpenOffice.org_project/320m12$Build-9483</meta:generator>
  </office:meta>
</office:document-meta>
</file>